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3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S Xamarin.Forms documentation</text:p>
      <text:p text:style-name="P1"><text:a xlink:type="simple" xlink:href="https://docs.microsoft.com/en-us/xamarin/xamarin-forms/user-interface/text/entry#events-and-interactivity" text:style-name="Internet_20_link" text:visited-style-name="Visited_20_Internet_20_Link">https://docs.microsoft.com/en-us/xamarin/xamarin-forms/user-interface/text/entry#events-and-interactivity</text:a> </text:p>
      <text:p text:style-name="P1"/>
      <text:p text:style-name="P1">Xamarin course:</text:p>
      <text:p text:style-name="P1">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 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1">Microsoft Xamarin.Forms courses:</text:p>
      <text:p text:style-name="P1"><text:a xlink:type="simple" xlink:href="https://docs.microsoft.com/en-us/learn/browse/?term=xamarin&amp;terms=xamarin" text:style-name="Internet_20_link" text:visited-style-name="Visited_20_Internet_20_Link">https://docs.microsoft.com/en-us/learn/browse/?term=xamarin&amp;terms=xamarin</text:a> </text:p>
      <text:p text:style-name="P1"/>
      <text:p text:style-name="P1">Navigation section:</text:p>
      <text:p text:style-name="P1"><text:a xlink:type="simple" xlink:href="https://github.com/codemillmatt/xamarin-101/tree/master/xaml-navigation" text:style-name="Internet_20_link" text:visited-style-name="Visited_20_Internet_20_Link">https://github.com/codemillmatt/xamarin-101/tree/master/xaml-navigation</text:a> </text:p>
      <text:p text:style-name="P1"/>
      <text:p text:style-name="P1"/>
      <text:p text:style-name="P1">Building beautiful apps</text:p>
      <text:p text:style-name="P1"><text:a xlink:type="simple" xlink:href="https://www.youtube.com/watch?v=z4LiPa8ixyQ" text:style-name="Internet_20_link" text:visited-style-name="Visited_20_Internet_20_Link">https://www.youtube.com/watch?v=z4LiPa8ixyQ</text:a> </text:p>
      <text:p text:style-name="P1"><text:span text:style-name="T1">source code</text:span>: 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>09:34 - Gradients</text:p>
      <text:p text:style-name="P1">10:20 - Shadows</text:p>
      <text:p text:style-name="P1">13:15 – Typography (fonts), iconography, colours</text:p>
      <text:p text:style-name="P1">14:48 – Movement, animations &amp; transitions</text:p>
      <text:p text:style-name="P1">Xamarin built in animations framework</text:p>
      <text:p text:style-name="P1"/>
      <text:p text:style-name="P1">20:11 – StyleGuide – create a reusable UI</text:p>
      <text:p text:style-name="P1">- like CSS</text:p>
      <text:p text:style-name="P1"/>
      <text:p text:style-name="P1">26:00 - Example design/build</text:p>
      <text:p text:style-name="P1">30:45 – Animation example code</text:p>
      <text:p text:style-name="P1"/>
      <text:p text:style-name="P1">36:00 – Resources for app design with Xamarin:</text:p>
      <text:p text:style-name="P1">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/>
      <text:p text:style-name="P1"/>
      <text:p text:style-name="P1"/>
      <text:p text:style-name="P3"><text:soft-page-break/>AUDIO</text:p>
      <text:p text:style-name="P1"><text:a xlink:type="simple" xlink:href="https://forums.xamarin.com/discussion/170646/how-to-play-audio-in-xamarin-forms" text:style-name="Internet_20_link" text:visited-style-name="Visited_20_Internet_20_Link">https://forums.xamarin.com/discussion/170646/how-to-play-audio-in-xamarin-forms</text:a> </text:p>
      <text:p text:style-name="P1"/>
      <text:p text:style-name="P1"><text:a xlink:type="simple" xlink:href="https://devblogs.microsoft.com/xamarin/adding-sound-xamarin-forms-app/" text:style-name="Internet_20_link" text:visited-style-name="Visited_20_Internet_20_Link">https://devblogs.microsoft.com/xamarin/adding-sound-xamarin-forms-app/</text:a> </text:p>
      <text:p text:style-name="P1">Download from here!</text:p>
      <text:p text:style-name="P1"><text:a xlink:type="simple" xlink:href="https://www.nuget.org/packages/Xam.Plugin.SimpleAudioPlayer" text:style-name="Internet_20_link" text:visited-style-name="Visited_20_Internet_20_Link">https://www.nuget.org/packages/Xam.Plugin.SimpleAudioPlayer</text:a> </text:p>
      <text:p text:style-name="P1">Add plugin</text:p>
      <text:p text:style-name="P1"><text:a xlink:type="simple" xlink:href="https://developer.amazon.com/docs/cross-platform-plugins/cpp-add-plugin-to-xamarin-project.html" text:style-name="Internet_20_link" text:visited-style-name="Visited_20_Internet_20_Link">https://developer.amazon.com/docs/cross-platform-plugins/cpp-add-plugin-to-xamarin-project.html</text:a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0M10S</meta:editing-duration>
    <meta:editing-cycles>28</meta:editing-cycles>
    <meta:generator>OpenOffice/4.1.7$Win32 OpenOffice.org_project/417m1$Build-9800</meta:generator>
    <dc:date>2021-01-11T13:48:39.95</dc:date>
    <dc:creator>Chucksta </dc:creator>
    <meta:document-statistic meta:table-count="0" meta:image-count="0" meta:object-count="0" meta:page-count="2" meta:paragraph-count="32" meta:word-count="87" meta:character-count="1514"/>
    <meta:user-defined meta:name="Info 1"/>
    <meta:user-defined meta:name="Info 2"/>
    <meta:user-defined meta:name="Info 3"/>
    <meta:user-defined meta:name="Info 4"/>
  </office:meta>
</office:document-meta>
</file>